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3">
      <text:list-level-style-bullet text:level="1" text:style-name="WW_CharLFO13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4">
      <text:list-level-style-bullet text:level="1" text:style-name="WW_CharLFO14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5">
      <text:list-level-style-bullet text:level="1" text:style-name="WW_CharLFO15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7">
      <text:list-level-style-bullet text:level="1" text:style-name="WW_CharLFO17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9">
      <text:list-level-style-bullet text:level="1" text:style-name="WW_CharLFO19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0">
      <text:list-level-style-bullet text:level="1" text:style-name="WW_CharLFO20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2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P1" style:parent-style-name="Überschrift1" style:master-page-name="MP0" style:family="paragraph">
      <style:paragraph-properties fo:break-before="page"/>
    </style:style>
    <style:style style:name="P2" style:parent-style-name="Listenabsatz" style:list-style-name="LFO2" style:family="paragraph"/>
    <style:style style:name="P3" style:parent-style-name="Listenabsatz" style:list-style-name="LFO2" style:family="paragraph"/>
    <style:style style:name="P4" style:parent-style-name="Listenabsatz" style:list-style-name="LFO2" style:family="paragraph"/>
    <style:style style:name="P5" style:parent-style-name="Listenabsatz" style:list-style-name="LFO2" style:family="paragraph"/>
    <style:style style:name="P6" style:parent-style-name="Listenabsatz" style:family="paragraph">
      <style:paragraph-properties fo:margin-left="0.75in">
        <style:tab-stops/>
      </style:paragraph-properties>
    </style:style>
    <style:style style:name="P7" style:parent-style-name="Listenabsatz" style:family="paragraph">
      <style:paragraph-properties fo:margin-left="0.4916in">
        <style:tab-stops/>
      </style:paragraph-properties>
    </style:style>
    <style:style style:name="P8" style:parent-style-name="Listenabsatz" style:list-style-name="LFO4" style:family="paragraph"/>
    <style:style style:name="P9" style:parent-style-name="Listenabsatz" style:list-style-name="LFO4" style:family="paragraph"/>
    <style:style style:name="P10" style:parent-style-name="Listenabsatz" style:list-style-name="LFO4" style:family="paragraph"/>
    <style:style style:name="P11" style:parent-style-name="Listenabsatz" style:list-style-name="LFO4" style:family="paragraph"/>
    <style:style style:name="P12" style:parent-style-name="Listenabsatz" style:list-style-name="LFO4" style:family="paragraph"/>
    <style:style style:name="P13" style:parent-style-name="Listenabsatz" style:list-style-name="LFO9" style:family="paragraph"/>
    <style:style style:name="P14" style:parent-style-name="Listenabsatz" style:list-style-name="LFO10" style:family="paragraph"/>
    <style:style style:name="P15" style:parent-style-name="Listenabsatz" style:list-style-name="LFO14" style:family="paragraph"/>
    <style:style style:name="P16" style:parent-style-name="Listenabsatz" style:list-style-name="LFO14" style:family="paragraph"/>
    <style:style style:name="P17" style:parent-style-name="Listenabsatz" style:list-style-name="LFO14" style:family="paragraph"/>
    <style:style style:name="P18" style:parent-style-name="Listenabsatz" style:list-style-name="LFO14" style:family="paragraph"/>
    <style:style style:name="P19" style:parent-style-name="Listenabsatz" style:family="paragraph">
      <style:paragraph-properties fo:margin-left="1.9666in">
        <style:tab-stops/>
      </style:paragraph-properties>
    </style:style>
    <style:style style:name="P20" style:parent-style-name="Listenabsatz" style:list-style-name="LFO9" style:family="paragraph"/>
    <style:style style:name="P21" style:parent-style-name="Listenabsatz" style:list-style-name="LFO10" style:family="paragraph"/>
    <style:style style:name="P22" style:parent-style-name="Listenabsatz" style:list-style-name="LFO13" style:family="paragraph"/>
    <style:style style:name="P23" style:parent-style-name="Listenabsatz" style:list-style-name="LFO13" style:family="paragraph"/>
    <style:style style:name="P24" style:parent-style-name="Listenabsatz" style:list-style-name="LFO13" style:family="paragraph"/>
    <style:style style:name="P25" style:parent-style-name="Listenabsatz" style:list-style-name="LFO13" style:family="paragraph"/>
    <style:style style:name="P26" style:parent-style-name="Listenabsatz" style:list-style-name="LFO9" style:family="paragraph"/>
    <style:style style:name="P27" style:parent-style-name="Listenabsatz" style:list-style-name="LFO10" style:family="paragraph"/>
    <style:style style:name="P28" style:parent-style-name="Listenabsatz" style:list-style-name="LFO12" style:family="paragraph"/>
    <style:style style:name="P29" style:parent-style-name="Listenabsatz" style:list-style-name="LFO12" style:family="paragraph"/>
    <style:style style:name="P30" style:parent-style-name="Listenabsatz" style:list-style-name="LFO12" style:family="paragraph"/>
    <style:style style:name="P31" style:parent-style-name="Listenabsatz" style:family="paragraph">
      <style:paragraph-properties fo:margin-left="1.9666in">
        <style:tab-stops/>
      </style:paragraph-properties>
    </style:style>
    <style:style style:name="P32" style:parent-style-name="Listenabsatz" style:list-style-name="LFO9" style:family="paragraph"/>
    <style:style style:name="P33" style:parent-style-name="Listenabsatz" style:list-style-name="LFO10" style:family="paragraph"/>
    <style:style style:name="P34" style:parent-style-name="Listenabsatz" style:list-style-name="LFO11" style:family="paragraph"/>
    <style:style style:name="P35" style:parent-style-name="Listenabsatz" style:list-style-name="LFO11" style:family="paragraph"/>
    <style:style style:name="P36" style:parent-style-name="Listenabsatz" style:list-style-name="LFO11" style:family="paragraph"/>
    <style:style style:name="P37" style:parent-style-name="Listenabsatz" style:list-style-name="LFO10" style:family="paragraph"/>
    <style:style style:name="P38" style:parent-style-name="Listenabsatz" style:list-style-name="LFO15" style:family="paragraph"/>
    <style:style style:name="P39" style:parent-style-name="Listenabsatz" style:list-style-name="LFO15" style:family="paragraph"/>
    <style:style style:name="P40" style:parent-style-name="Listenabsatz" style:list-style-name="LFO15" style:family="paragraph"/>
    <style:style style:name="P41" style:parent-style-name="Listenabsatz" style:list-style-name="LFO9" style:family="paragraph"/>
    <style:style style:name="P42" style:parent-style-name="Listenabsatz" style:list-style-name="LFO10" style:family="paragraph"/>
    <style:style style:name="P43" style:parent-style-name="Listenabsatz" style:list-style-name="LFO16" style:family="paragraph"/>
    <style:style style:name="P44" style:parent-style-name="Listenabsatz" style:list-style-name="LFO16" style:family="paragraph"/>
    <style:style style:name="P45" style:parent-style-name="Listenabsatz" style:list-style-name="LFO16" style:family="paragraph"/>
    <style:style style:name="P46" style:parent-style-name="Listenabsatz" style:family="paragraph">
      <style:paragraph-properties fo:margin-left="1.5in">
        <style:tab-stops/>
      </style:paragraph-properties>
    </style:style>
    <style:style style:name="P47" style:parent-style-name="Listenabsatz" style:list-style-name="LFO9" style:family="paragraph"/>
    <style:style style:name="P48" style:parent-style-name="Listenabsatz" style:list-style-name="LFO10" style:family="paragraph"/>
    <style:style style:name="P49" style:parent-style-name="Listenabsatz" style:list-style-name="LFO17" style:family="paragraph"/>
    <style:style style:name="P50" style:parent-style-name="Listenabsatz" style:list-style-name="LFO17" style:family="paragraph"/>
    <style:style style:name="P51" style:parent-style-name="Listenabsatz" style:list-style-name="LFO17" style:family="paragraph"/>
    <style:style style:name="P52" style:parent-style-name="Listenabsatz" style:family="paragraph">
      <style:paragraph-properties fo:margin-left="1.5in">
        <style:tab-stops/>
      </style:paragraph-properties>
    </style:style>
    <style:style style:name="P53" style:parent-style-name="Listenabsatz" style:list-style-name="LFO10" style:family="paragraph"/>
    <style:style style:name="P54" style:parent-style-name="Listenabsatz" style:list-style-name="LFO19" style:family="paragraph"/>
    <style:style style:name="P55" style:parent-style-name="Listenabsatz" style:list-style-name="LFO19" style:family="paragraph"/>
    <style:style style:name="P56" style:parent-style-name="Listenabsatz" style:list-style-name="LFO18" style:family="paragraph"/>
    <style:style style:name="P57" style:parent-style-name="Listenabsatz" style:list-style-name="LFO18" style:family="paragraph"/>
    <style:style style:name="P58" style:parent-style-name="Listenabsatz" style:family="paragraph">
      <style:paragraph-properties fo:margin-left="1.5in">
        <style:tab-stops/>
      </style:paragraph-properties>
    </style:style>
    <style:style style:name="P59" style:parent-style-name="Listenabsatz" style:list-style-name="LFO9" style:family="paragraph"/>
    <style:style style:name="P60" style:parent-style-name="Listenabsatz" style:list-style-name="LFO10" style:family="paragraph"/>
    <style:style style:name="P61" style:parent-style-name="Listenabsatz" style:list-style-name="LFO20" style:family="paragraph"/>
    <style:style style:name="P62" style:parent-style-name="Listenabsatz" style:list-style-name="LFO20" style:family="paragraph"/>
    <style:style style:name="P63" style:parent-style-name="Listenabsatz" style:list-style-name="LFO20" style:family="paragraph"/>
    <style:style style:name="P64" style:parent-style-name="Listenabsatz" style:family="paragraph">
      <style:paragraph-properties fo:margin-left="1.5in">
        <style:tab-stops/>
      </style:paragraph-properties>
    </style:style>
    <style:style style:name="P65" style:parent-style-name="Listenabsatz" style:family="paragraph">
      <style:paragraph-properties fo:margin-left="1.5in">
        <style:tab-stops/>
      </style:paragraph-properties>
    </style:style>
    <style:style style:name="P66" style:parent-style-name="Listenabsatz" style:family="paragraph">
      <style:paragraph-properties fo:margin-left="1.5in">
        <style:tab-stops/>
      </style:paragraph-properties>
    </style:style>
    <style:style style:name="P67" style:parent-style-name="Listenabsatz" style:family="paragraph">
      <style:paragraph-properties fo:margin-left="1.5in">
        <style:tab-stops/>
      </style:paragraph-properties>
    </style:style>
    <style:style style:name="P68" style:parent-style-name="Listenabsatz" style:family="paragraph">
      <style:paragraph-properties fo:margin-left="1.5in">
        <style:tab-stops/>
      </style:paragraph-properties>
    </style:style>
    <style:style style:name="P69" style:parent-style-name="Listenabsatz" style:family="paragraph">
      <style:paragraph-properties fo:margin-left="1.5in">
        <style:tab-stops/>
      </style:paragraph-properties>
    </style:style>
    <style:style style:name="P70" style:parent-style-name="Listenabsatz" style:family="paragraph">
      <style:paragraph-properties fo:margin-left="1.5in">
        <style:tab-stops/>
      </style:paragraph-properties>
    </style:style>
    <style:style style:name="P71" style:parent-style-name="Listenabsatz" style:family="paragraph">
      <style:paragraph-properties fo:margin-left="1.5in">
        <style:tab-stops/>
      </style:paragraph-properties>
    </style:style>
    <style:style style:name="P72" style:parent-style-name="Listenabsatz" style:family="paragraph">
      <style:paragraph-properties fo:margin-left="1.5in">
        <style:tab-stops/>
      </style:paragraph-properties>
    </style:style>
    <style:style style:name="P73" style:parent-style-name="Listenabsatz" style:family="paragraph">
      <style:paragraph-properties fo:margin-left="1.5in">
        <style:tab-stops/>
      </style:paragraph-properties>
    </style:style>
    <style:style style:name="P74" style:parent-style-name="Listenabsatz" style:family="paragraph">
      <style:paragraph-properties fo:margin-left="1.5in">
        <style:tab-stops/>
      </style:paragraph-properties>
    </style:style>
    <style:style style:name="P75" style:parent-style-name="Listenabsatz" style:family="paragraph">
      <style:paragraph-properties fo:margin-left="1.5in">
        <style:tab-stops/>
      </style:paragraph-properties>
    </style:style>
    <style:style style:name="P76" style:parent-style-name="Listenabsatz" style:family="paragraph">
      <style:paragraph-properties fo:margin-left="1.5in">
        <style:tab-stops/>
      </style:paragraph-properties>
    </style:style>
    <style:style style:name="P77" style:parent-style-name="Listenabsatz" style:family="paragraph">
      <style:paragraph-properties fo:margin-left="1.5in">
        <style:tab-stops/>
      </style:paragraph-properties>
    </style:style>
    <style:style style:name="P78" style:parent-style-name="Listenabsatz" style:list-style-name="LFO9" style:family="paragraph"/>
    <style:style style:name="P79" style:parent-style-name="Listenabsatz" style:list-style-name="LFO9" style:family="paragraph"/>
    <style:style style:name="P80" style:parent-style-name="Listenabsatz" style:list-style-name="LFO9" style:family="paragraph"/>
    <style:style style:name="P81" style:parent-style-name="Listenabsatz" style:list-style-name="LFO9" style:family="paragraph"/>
    <style:style style:name="P82" style:parent-style-name="Listenabsatz" style:list-style-name="LFO9" style:family="paragraph"/>
    <style:style style:name="P83" style:parent-style-name="Listenabsatz" style:list-style-name="LFO10" style:family="paragraph"/>
    <style:style style:name="T84" style:parent-style-name="Absatz-Standardschriftart" style:family="text">
      <style:text-properties fo:font-weight="bold" style:font-weight-asian="bold" style:font-weight-complex="bold"/>
    </style:style>
    <style:style style:name="P85" style:parent-style-name="Listenabsatz" style:family="paragraph">
      <style:paragraph-properties fo:margin-left="1in">
        <style:tab-stops/>
      </style:paragraph-properties>
    </style:style>
    <style:style style:name="P86" style:parent-style-name="Listenabsatz" style:list-style-name="LFO10" style:family="paragraph"/>
    <style:style style:name="T87" style:parent-style-name="Absatz-Standardschriftart" style:family="text">
      <style:text-properties fo:font-weight="bold" style:font-weight-asian="bold" style:font-weight-complex="bold"/>
    </style:style>
    <style:style style:name="P88" style:parent-style-name="Listenabsatz" style:family="paragraph">
      <style:paragraph-properties fo:margin-left="1in">
        <style:tab-stops/>
      </style:paragraph-properties>
    </style:style>
    <style:style style:name="P89" style:parent-style-name="Listenabsatz" style:list-style-name="LFO10" style:family="paragraph"/>
    <style:style style:name="T90" style:parent-style-name="Absatz-Standardschriftart" style:family="text">
      <style:text-properties fo:font-weight="bold" style:font-weight-asian="bold" style:font-weight-complex="bold"/>
    </style:style>
    <style:style style:name="P91" style:parent-style-name="Listenabsatz" style:family="paragraph">
      <style:paragraph-properties fo:margin-left="1in">
        <style:tab-stops/>
      </style:paragraph-properties>
    </style:style>
    <style:style style:name="P92" style:parent-style-name="Listenabsatz" style:list-style-name="LFO10" style:family="paragraph"/>
    <style:style style:name="T93" style:parent-style-name="Absatz-Standardschriftart" style:family="text">
      <style:text-properties fo:font-weight="bold" style:font-weight-asian="bold" style:font-weight-complex="bold"/>
    </style:style>
    <style:style style:name="P94" style:parent-style-name="Listenabsatz" style:family="paragraph">
      <style:paragraph-properties fo:margin-left="1in">
        <style:tab-stops/>
      </style:paragraph-properties>
    </style:style>
    <style:style style:name="P95" style:parent-style-name="Listenabsatz" style:list-style-name="LFO10" style:family="paragraph"/>
    <style:style style:name="T96" style:parent-style-name="Absatz-Standardschriftart" style:family="text">
      <style:text-properties fo:font-weight="bold" style:font-weight-asian="bold" style:font-weight-complex="bold"/>
    </style:style>
    <style:style style:name="P97" style:parent-style-name="Listenabsatz" style:family="paragraph">
      <style:paragraph-properties fo:margin-left="1in">
        <style:tab-stops/>
      </style:paragraph-properties>
    </style:style>
    <style:style style:name="P98" style:parent-style-name="Listenabsatz" style:list-style-name="LFO10" style:family="paragraph"/>
  </office:automatic-styles>
  <office:body>
    <office:text text:use-soft-page-breaks="true">
      <text:h text:style-name="P1" text:outline-level="1">Technologien und Konventionen Gruppe Codecrafter</text:h>
      <text:h text:style-name="Überschrift2" text:outline-level="2">Entwicklungsumgebung:</text:h>
      <text:p text:style-name="Listenabsatz">Wir benutzen zum Entwickeln unserer Projektarbeit die „Visual Studio Code“ Umgebung, da:</text:p>
      <text:list text:style-name="LFO2" text:continue-numbering="true">
        <text:list-item>
          <text:list>
            <text:list-item>
              <text:list>
                <text:list-item>
                  <text:p text:style-name="P2">Kostenlos und Open Source</text:p>
                </text:list-item>
                <text:list-item>
                  <text:p text:style-name="P3">Erweiterbarkeit mit Paketen und Tools</text:p>
                </text:list-item>
                <text:list-item>
                  <text:p text:style-name="P4">Integration von Git</text:p>
                </text:list-item>
                <text:list-item>
                  <text:p text:style-name="P5">Sehr gute Performance</text:p>
                </text:list-item>
              </text:list>
            </text:list-item>
          </text:list>
        </text:list-item>
      </text:list>
      <text:p text:style-name="P6"/>
      <text:h text:style-name="Überschrift2" text:outline-level="2">Programmiersprache:</text:h>
      <text:p text:style-name="P7">Die Programmiersprache wurde nicht vom Auftraggeber vorgegeben. Daher konnten wir uns selbst entscheiden und haben Python aus verschiedenen Gründen gewählt:</text:p>
      <text:list text:style-name="LFO4" text:continue-numbering="true">
        <text:list-item>
          <text:p text:style-name="P8">Persönliche Aktualität der Sprache durch den Studienverlauf</text:p>
        </text:list-item>
        <text:list-item>
          <text:p text:style-name="P9">Große Bibliotheken mit Drittanbieter-Module</text:p>
        </text:list-item>
        <text:list-item>
          <text:p text:style-name="P10">Dynamisch Typisierung der Variablen und Datentypen</text:p>
        </text:list-item>
        <text:list-item>
          <text:p text:style-name="P11">Zukunftsorientierte Programmiersprache, die an immer mehr Stellung gewinnt</text:p>
        </text:list-item>
        <text:list-item>
          <text:p text:style-name="P12">Nutzung im Machine Learning und Data Science generell</text:p>
        </text:list-item>
      </text:list>
      <text:p text:style-name="Standard"/>
      <text:h text:style-name="Überschrift2" text:outline-level="2">Github:</text:h>
      <text:p text:style-name="Standard">Um unseren Code jederzeit für alle Gruppenmitglieder sichtbar und verfügbar zu machen, nutzen wir GitHub.<text:line-break/>Dort werden der Code und unsere Protokolle gespeichert. Mithilfe der plattformeigenen Technologien können die Codefragmente durch „Mergen“ zusammengeführt werden.</text:p>
      <text:p text:style-name="Standard">Auch die Nachverfolgung von Änderungen ist offensichtlich nachvollziehbar, und die Wiederherstellung alter Versionen ist online möglich. Zudem hat jedes Teammitglied den Code zentral auf den eigenen Endgeräten gespeichert.</text:p>
      <text:p text:style-name="Standard"/>
      <text:p text:style-name="Standard"/>
      <text:p text:style-name="Standard"/>
      <text:p text:style-name="Standard"/>
      <text:p text:style-name="Standard"/>
      <text:soft-page-break/>
      <text:h text:style-name="Überschrift2" text:outline-level="2">Pakete:</text:h>
      <text:p text:style-name="Standard">Im Rahmen des Projekts wurden und werden derzeit Pakete hinzugefügt, die die Funktionen des Webscrapers ermöglichen. Im Folgenden findet sich eine Auflistung der aktuell verwendeten Pakete, die jedoch in Bezug auf das Endprojekt noch variieren können.</text:p>
      <text:list text:style-name="LFO9" text:continue-numbering="true">
        <text:list-item>
          <text:p text:style-name="P13">„Flask“:<text:s/>leichtgewichtiges Webframework für Python, welches die Entwicklung von Webanwendungen vereinfacht.</text:p>
        </text:list-item>
      </text:list>
      <text:list text:style-name="LFO10" text:continue-numbering="true">
        <text:list-item>
          <text:p text:style-name="P14">Vorteile:<text:tab/></text:p>
        </text:list-item>
      </text:list>
      <text:list text:style-name="LFO14" text:continue-numbering="true">
        <text:list-item>
          <text:p text:style-name="P15">Minimaler Einstieg; benötigt wenig Setup</text:p>
        </text:list-item>
        <text:list-item>
          <text:p text:style-name="P16">Ideal für Anfänger</text:p>
        </text:list-item>
        <text:list-item>
          <text:p text:style-name="P17">Erweiterbarkeit des Paketes</text:p>
        </text:list-item>
        <text:list-item>
          <text:p text:style-name="P18">Freie Wählbarkeit der Projektstruktur</text:p>
        </text:list-item>
      </text:list>
      <text:p text:style-name="P19"/>
      <text:list text:style-name="LFO9" text:continue-numbering="true">
        <text:list-item>
          <text:p text:style-name="P20">„bs4/ Beautiful Soup“: Python-Bibliothek zur einfachen Extraktion und Bearbeitung von Daten aus HTML-Dateien.</text:p>
        </text:list-item>
      </text:list>
      <text:list text:style-name="LFO10" text:continue-numbering="true">
        <text:list-item>
          <text:p text:style-name="P21">Vorteile:<text:tab/></text:p>
        </text:list-item>
      </text:list>
      <text:list text:style-name="LFO13" text:continue-numbering="true">
        <text:list-item>
          <text:p text:style-name="P22">Intuitive Syntax für Webscraping-Aufgaben</text:p>
        </text:list-item>
        <text:list-item>
          <text:p text:style-name="P23">Unterstütz verschiedene Parser</text:p>
        </text:list-item>
        <text:list-item>
          <text:p text:style-name="P24">Schnelle Suche nach Tags</text:p>
        </text:list-item>
        <text:list-item>
          <text:p text:style-name="P25">Funktioniert gut mit anderen Tools</text:p>
        </text:list-item>
      </text:list>
      <text:p text:style-name="Standard"/>
      <text:list text:style-name="LFO9" text:continue-numbering="true">
        <text:list-item>
          <text:p text:style-name="P26">„xhtml2pdf“:<text:s/><text:s/>zum Konvertieren von HTML-Dokumenten in PDF-Dateien.</text:p>
        </text:list-item>
      </text:list>
      <text:list text:style-name="LFO10" text:continue-numbering="true">
        <text:list-item>
          <text:p text:style-name="P27">Vorteile:<text:tab/></text:p>
        </text:list-item>
      </text:list>
      <text:list text:style-name="LFO12" text:continue-numbering="true">
        <text:list-item>
          <text:p text:style-name="P28">Unterstützt CSS</text:p>
        </text:list-item>
        <text:list-item>
          <text:p text:style-name="P29">Gute Verbindbarkeit mit Webanwendungen</text:p>
        </text:list-item>
        <text:list-item>
          <text:p text:style-name="P30">Kann auch Bilder/Grafiken einfügen</text:p>
        </text:list-item>
      </text:list>
      <text:p text:style-name="P31"/>
      <text:list text:style-name="LFO9" text:continue-numbering="true">
        <text:list-item>
          <text:p text:style-name="P32">„sqlite3“: <text:s/>Python-Bibliothek zur Arbeit mit SQLite-Datenbanken: leichtgewichtigen serverlosen relationalen Datenbank</text:p>
        </text:list-item>
      </text:list>
      <text:list text:style-name="LFO10" text:continue-numbering="true">
        <text:list-item>
          <text:p text:style-name="P33">Vorteile:<text:tab/></text:p>
        </text:list-item>
      </text:list>
      <text:list text:style-name="LFO11" text:continue-numbering="true">
        <text:list-item>
          <text:p text:style-name="P34">Keine zusätzliche Installation erforderlich, Standardbibliothek</text:p>
        </text:list-item>
        <text:list-item>
          <text:p text:style-name="P35">Keine Installation von einem separaten Datenbankserver notwendig</text:p>
        </text:list-item>
        <text:list-item>
          <text:p text:style-name="P36">Unterstützt vollständige SQL-Abfragen</text:p>
        </text:list-item>
      </text:list>
      <text:list text:style-name="LFO10" text:continue-numbering="true">
        <text:list-item>
          <text:p text:style-name="P37">Vorteile gegenüber Excel:</text:p>
        </text:list-item>
      </text:list>
      <text:list text:style-name="LFO15" text:continue-numbering="true">
        <text:list-item>
          <text:p text:style-name="P38">SQLite kann besser mit großen Datenmengen umgehen</text:p>
        </text:list-item>
        <text:list-item>
          <text:p text:style-name="P39">SQLite lässt sich in Python leichter integrieren, auch bezüglich automatisierte Datenbankoperationen</text:p>
        </text:list-item>
        <text:list-item>
          <text:p text:style-name="P40">SQLite kann von mehreren Anwendungen oder Benutzern gleichzeitig benutzt werden</text:p>
        </text:list-item>
      </text:list>
      <text:soft-page-break/>
      <text:list text:style-name="LFO9" text:continue-numbering="true">
        <text:list-item>
          <text:p text:style-name="P41">„Selenium“: Open-Source-Bibliothek für die Automatisierung von Webbrowsern und zum Testen und Integrieren mit Webseiten im echten Browser.</text:p>
        </text:list-item>
      </text:list>
      <text:list text:style-name="LFO10" text:continue-numbering="true">
        <text:list-item>
          <text:p text:style-name="P42">Vorteile:<text:s/></text:p>
        </text:list-item>
      </text:list>
      <text:list text:style-name="LFO16" text:continue-numbering="true">
        <text:list-item>
          <text:p text:style-name="P43">Unterstützung von mehreren Browsern</text:p>
        </text:list-item>
        <text:list-item>
          <text:p text:style-name="P44">Integriertes Web-Scraping</text:p>
        </text:list-item>
        <text:list-item>
          <text:p text:style-name="P45">Interaktive Steuerung</text:p>
        </text:list-item>
      </text:list>
      <text:p text:style-name="P46"/>
      <text:list text:style-name="LFO9" text:continue-numbering="true">
        <text:list-item>
          <text:p text:style-name="P47">„Playwright“: moderne Open-Source-Bibliothek zur Automatisierung von Webbrowsern und eine Alternative zu Selenium.</text:p>
        </text:list-item>
      </text:list>
      <text:list text:style-name="LFO10" text:continue-numbering="true">
        <text:list-item>
          <text:p text:style-name="P48">Vorteile:</text:p>
        </text:list-item>
      </text:list>
      <text:list text:style-name="LFO17" text:continue-numbering="true">
        <text:list-item>
          <text:p text:style-name="P49">Unterstützung von mehreren Browsern</text:p>
        </text:list-item>
        <text:list-item>
          <text:p text:style-name="P50">Integriertes Web-Scraping</text:p>
        </text:list-item>
        <text:list-item>
          <text:p text:style-name="P51">Interaktive Steuerung</text:p>
        </text:list-item>
      </text:list>
      <text:p text:style-name="P52"/>
      <text:list text:style-name="LFO10" text:continue-numbering="true">
        <text:list-item>
          <text:p text:style-name="P53">Vorteile gegenüber Selenium:</text:p>
        </text:list-item>
      </text:list>
      <text:list text:style-name="LFO19" text:continue-numbering="true">
        <text:list-item>
          <text:p text:style-name="P54">Parallele Ausführung von Tests, daher verkürzte Testdauer</text:p>
        </text:list-item>
        <text:list-item>
          <text:p text:style-name="P55">Headless-Modus: Ausführung ohne grafische Oberfläche, daher schnelleres testen von komplexen Prozessen</text:p>
        </text:list-item>
      </text:list>
      <text:list text:style-name="LFO18" text:continue-numbering="true">
        <text:list-item>
          <text:p text:style-name="P56">Schnelleres und stabileres Automatisierungstool</text:p>
        </text:list-item>
        <text:list-item>
          <text:p text:style-name="P57">Erweiterte Funktionen wie das Testen von Single-Page-Apps</text:p>
        </text:list-item>
      </text:list>
      <text:p text:style-name="P58"/>
      <text:list text:style-name="LFO9" text:continue-numbering="true">
        <text:list-item>
          <text:p text:style-name="P59">„urllib“: Python-Modul mit einer Sammlung von Funktionen zum Arbeiten mit URLs, genauer gesagt zur Verarbeitung, Abrufen und Durchführung von URL-Anfragen.</text:p>
        </text:list-item>
      </text:list>
      <text:list text:style-name="LFO10" text:continue-numbering="true">
        <text:list-item>
          <text:p text:style-name="P60">Vorteile:<text:s/></text:p>
        </text:list-item>
      </text:list>
      <text:list text:style-name="LFO20" text:continue-numbering="true">
        <text:list-item>
          <text:p text:style-name="P61">Vielseitigkeit in den Funktionen</text:p>
        </text:list-item>
        <text:list-item>
          <text:p text:style-name="P62">Teil der Standardbibliothek</text:p>
        </text:list-item>
        <text:list-item>
          <text:p text:style-name="P63">Leichte Anwendung</text:p>
        </text:list-item>
      </text:list>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soft-page-break/>
      <text:h text:style-name="Überschrift2" text:outline-level="2">Konventionen:</text:h>
      <text:list text:style-name="LFO9" text:continue-numbering="true">
        <text:list-item>
          <text:p text:style-name="P78">Das Projekt ist in verschiedene Dateien unterteilt. Eine genauere Erklärung der Architektur unserer Gruppe ist im entsprechenden Dokument enthalten. Das Hauptgeschehen des Programms findet in der Datei „app.py“ statt. Dieses Python-Programm ist in verschiedene Funktionen unterteilt, die zusammen das Funktionieren des Projekts ermöglichen. Im Folgenden wird das Format des Projekts erläutert:</text:p>
        </text:list-item>
        <text:list-item>
          <text:p text:style-name="P79">Aufsetzen der App mit Flask</text:p>
        </text:list-item>
        <text:list-item>
          <text:p text:style-name="P80">Definition der Templates</text:p>
        </text:list-item>
        <text:list-item>
          <text:p text:style-name="P81">Erstellung eines Dictionaries mit Kriterien, die einen True- oder False-Wert zurückgeben</text:p>
        </text:list-item>
        <text:list-item>
          <text:p text:style-name="P82">Funktionen:</text:p>
        </text:list-item>
      </text:list>
      <text:p text:style-name="Listenabsatz"/>
      <text:list text:style-name="LFO10" text:continue-numbering="true">
        <text:list-item>
          <text:p text:style-name="P83"><text:span text:style-name="T84">Funktionen zur Initialisierung und Verarbeitung der „Templates“ mit den zu vergleichenden Texten:</text:span><text:line-break/>Beispielsweise: def templates(), get_templates(), set_templates(), …</text:p>
        </text:list-item>
      </text:list>
      <text:p text:style-name="P85"/>
      <text:list text:style-name="LFO10" text:continue-numbering="true">
        <text:list-item>
          <text:p text:style-name="P86"><text:span text:style-name="T87">Funktionen zur Ausführung des Compliance-Checks:</text:span><text:line-break/>def check_compliance() und def run_compliance_check(): Diese Funktionen führen den eigentlichen Test aus und fordern den Benutzer auf, den Bericht abzuspeichern.</text:p>
        </text:list-item>
      </text:list>
      <text:p text:style-name="Listenabsatz"/>
      <text:p text:style-name="P88"/>
      <text:list text:style-name="LFO10" text:continue-numbering="true">
        <text:list-item>
          <text:p text:style-name="P89"><text:span text:style-name="T90">Funktionen zur Erfüllung der Anforderungen der Auftraggeber:</text:span><text:line-break/>Beispiel: def check_cookie_banner(url), def check_newsletter_wording(url), etc.</text:p>
        </text:list-item>
      </text:list>
      <text:p text:style-name="P91"/>
      <text:list text:style-name="LFO10" text:continue-numbering="true">
        <text:list-item>
          <text:p text:style-name="P92"><text:span text:style-name="T93">Funktion zur Erstellung der PDF:</text:span><text:line-break/>def generate_pdf(url, conformity, criteria_results, feedback_results): Diese Funktion erstellt eine PDF, die alle relevanten Parameter enthält und eine detaillierte Fehleranalyse liefert, welche die festgestellten Fehler im Test erklärt.</text:p>
        </text:list-item>
      </text:list>
      <text:p text:style-name="Listenabsatz"/>
      <text:p text:style-name="P94"/>
      <text:list text:style-name="LFO10" text:continue-numbering="true">
        <text:list-item>
          <text:p text:style-name="P95"><text:span text:style-name="T96">Funktionen zur Interaktion mit der Datenbank:</text:span><text:line-break/>Dazu gehören Funktionen wie def save_results(), def download(), def database(), die den Zugriff auf die richtige Tabelle ermöglichen, die Testergebnisse sowie das generierte PDF speichern und den direkten Download des PDFs ermöglichen.</text:p>
        </text:list-item>
      </text:list>
      <text:p text:style-name="P97"/>
      <text:list text:style-name="LFO10" text:continue-numbering="true">
        <text:list-item>
          <text:p text:style-name="P98">Abschließend wird die Verbindung zur Flask-App hergestell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Symbol"/>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Symbol"/>
    </style:style>
    <style:style style:name="WW_CharLFO2LVL9" style:family="text">
      <style:text-properties style:font-name="Symbol"/>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ourier New" style:font-name-complex="Courier New"/>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ourier New" style:font-name-complex="Courier New"/>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ourier New" style:font-name-complex="Courier New"/>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ourier New" style:font-name-complex="Courier New"/>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ourier New" style:font-name-complex="Courier New"/>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Courier New" style:font-name-complex="Courier New"/>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Courier New"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Courier New" style:font-name-complex="Courier New"/>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Courier New" style:font-name-complex="Courier New"/>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3">
      <text:list-level-style-bullet text:level="1" text:style-name="WW_CharLFO13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4">
      <text:list-level-style-bullet text:level="1" text:style-name="WW_CharLFO14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5">
      <text:list-level-style-bullet text:level="1" text:style-name="WW_CharLFO15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7">
      <text:list-level-style-bullet text:level="1" text:style-name="WW_CharLFO17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9">
      <text:list-level-style-bullet text:level="1" text:style-name="WW_CharLFO19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0">
      <text:list-level-style-bullet text:level="1" text:style-name="WW_CharLFO20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2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ase, Jessica</meta:initial-creator>
    <dc:creator>Hase, Jessica</dc:creator>
    <meta:creation-date>2024-11-25T08:46:00Z</meta:creation-date>
    <dc:date>2024-11-25T10:13:00Z</dc:date>
    <meta:template xlink:href="Normal" xlink:type="simple"/>
    <meta:editing-cycles>1</meta:editing-cycles>
    <meta:editing-duration>PT0S</meta:editing-duration>
    <meta:document-statistic meta:page-count="4" meta:paragraph-count="10" meta:word-count="742" meta:character-count="5411" meta:row-count="38" meta:non-whitespace-character-count="4679"/>
  </office:meta>
</office:document-meta>
</file>